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afa5" officeooo:paragraph-rsid="0018afa5"/>
    </style:style>
    <style:style style:name="P2" style:family="paragraph" style:parent-style-name="Standard">
      <style:text-properties fo:font-weight="bold" officeooo:rsid="0019cfd5" officeooo:paragraph-rsid="0019cfd5" style:font-weight-asian="bold" style:font-weight-complex="bold"/>
    </style:style>
    <style:style style:name="P3" style:family="paragraph" style:parent-style-name="Standard">
      <style:text-properties fo:font-weight="bold" officeooo:rsid="0019cfd5" officeooo:paragraph-rsid="0018afa5" style:font-weight-asian="bold" style:font-weight-complex="bold"/>
    </style:style>
    <style:style style:name="P4" style:family="paragraph" style:parent-style-name="Standard">
      <style:text-properties fo:font-weight="bold" officeooo:rsid="0019cfd5" officeooo:paragraph-rsid="001f7541" style:font-weight-asian="bold" style:font-weight-complex="bold"/>
    </style:style>
    <style:style style:name="P5" style:family="paragraph" style:parent-style-name="Standard">
      <style:text-properties fo:font-weight="bold" officeooo:rsid="0018afa5" officeooo:paragraph-rsid="0018afa5" style:font-weight-asian="bold" style:font-weight-complex="bold"/>
    </style:style>
    <style:style style:name="P6" style:family="paragraph" style:parent-style-name="Standard">
      <style:text-properties fo:font-weight="normal" officeooo:rsid="0019cfd5" officeooo:paragraph-rsid="0019cfd5" style:font-weight-asian="normal" style:font-weight-complex="normal"/>
    </style:style>
    <style:style style:name="P7" style:family="paragraph" style:parent-style-name="Standard">
      <style:text-properties fo:font-weight="normal" officeooo:rsid="00221d7d" officeooo:paragraph-rsid="00243a37" style:font-weight-asian="normal" style:font-weight-complex="normal"/>
    </style:style>
    <style:style style:name="P8" style:family="paragraph" style:parent-style-name="Standard">
      <style:text-properties fo:font-weight="normal" officeooo:rsid="0019cfd5" officeooo:paragraph-rsid="0019cfd5" style:font-weight-asian="normal" style:font-weight-complex="normal"/>
    </style:style>
    <style:style style:name="P9" style:family="paragraph" style:parent-style-name="Standard">
      <style:text-properties fo:font-weight="normal" officeooo:rsid="0019cfd5" officeooo:paragraph-rsid="00243a37" style:font-weight-asian="normal" style:font-weight-complex="normal"/>
    </style:style>
    <style:style style:name="P10" style:family="paragraph" style:parent-style-name="Standard">
      <style:text-properties fo:font-weight="normal" officeooo:rsid="0019cfd5" officeooo:paragraph-rsid="00263161" style:font-weight-asian="normal" style:font-weight-complex="normal"/>
    </style:style>
    <style:style style:name="P11" style:family="paragraph" style:parent-style-name="Standard">
      <style:text-properties fo:font-weight="bold" officeooo:rsid="001f78a5" officeooo:paragraph-rsid="001f78a5" style:font-weight-asian="bold" style:font-weight-complex="bold"/>
    </style:style>
    <style:style style:name="P12" style:family="paragraph" style:parent-style-name="Standard">
      <style:text-properties fo:font-weight="bold" officeooo:rsid="001f78a5" officeooo:paragraph-rsid="00243a37" style:font-weight-asian="bold" style:font-weight-complex="bold"/>
    </style:style>
    <style:style style:name="P13" style:family="paragraph" style:parent-style-name="Standard">
      <style:text-properties fo:font-weight="bold" officeooo:rsid="001f78a5" officeooo:paragraph-rsid="001c8b18" style:font-weight-asian="bold" style:font-weight-complex="bold"/>
    </style:style>
    <style:style style:name="P14" style:family="paragraph" style:parent-style-name="Standard">
      <style:text-properties fo:font-weight="bold" officeooo:rsid="0019cfd5" officeooo:paragraph-rsid="001c8b18" style:font-weight-asian="bold" style:font-weight-complex="bold"/>
    </style:style>
    <style:style style:name="P15" style:family="paragraph" style:parent-style-name="Standard">
      <style:text-properties fo:font-weight="bold" officeooo:rsid="0019cfd5" officeooo:paragraph-rsid="0019cfd5" style:font-weight-asian="bold" style:font-weight-complex="bold"/>
    </style:style>
    <style:style style:name="P16" style:family="paragraph" style:parent-style-name="Standard">
      <style:text-properties fo:font-weight="bold" officeooo:rsid="0019cfd5" officeooo:paragraph-rsid="00243a37" style:font-weight-asian="bold" style:font-weight-complex="bold"/>
    </style:style>
    <style:style style:name="P17" style:family="paragraph" style:parent-style-name="Standard">
      <style:text-properties fo:font-weight="bold" officeooo:rsid="0023c86a" officeooo:paragraph-rsid="0023c86a" style:font-weight-asian="bold" style:font-weight-complex="bold"/>
    </style:style>
    <style:style style:name="P18" style:family="paragraph" style:parent-style-name="Standard">
      <style:text-properties fo:font-weight="bold" officeooo:rsid="0023c86a" officeooo:paragraph-rsid="00265746" style:font-weight-asian="bold" style:font-weight-complex="bold"/>
    </style:style>
    <style:style style:name="P19" style:family="paragraph" style:parent-style-name="Standard">
      <style:text-properties officeooo:rsid="001aa54a" officeooo:paragraph-rsid="00243a37"/>
    </style:style>
    <style:style style:name="P20" style:family="paragraph" style:parent-style-name="Standard">
      <style:text-properties officeooo:paragraph-rsid="00221d7d"/>
    </style:style>
    <style:style style:name="P21" style:family="paragraph" style:parent-style-name="Standard">
      <style:text-properties officeooo:paragraph-rsid="0023c86a"/>
    </style:style>
    <style:style style:name="P22" style:family="paragraph" style:parent-style-name="Standard">
      <style:text-properties officeooo:rsid="0018afa5" officeooo:paragraph-rsid="0018afa5"/>
    </style:style>
    <style:style style:name="P23" style:family="paragraph" style:parent-style-name="Standard">
      <style:text-properties officeooo:rsid="0018afa5" officeooo:paragraph-rsid="00243a37"/>
    </style:style>
    <style:style style:name="P24" style:family="paragraph" style:parent-style-name="Standard">
      <style:text-properties officeooo:rsid="0018afa5" officeooo:paragraph-rsid="00263161"/>
    </style:style>
    <style:style style:name="P25" style:family="paragraph" style:parent-style-name="Standard">
      <style:text-properties officeooo:paragraph-rsid="00243a37"/>
    </style:style>
    <style:style style:name="P26" style:family="paragraph" style:parent-style-name="Standard">
      <style:text-properties officeooo:paragraph-rsid="0026ea16"/>
    </style:style>
    <style:style style:name="T1" style:family="text">
      <style:text-properties officeooo:rsid="0019cfd5"/>
    </style:style>
    <style:style style:name="T2" style:family="text">
      <style:text-properties fo:font-weight="bold" officeooo:rsid="00221d7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7c68" style:font-weight-asian="normal" style:font-weight-complex="normal"/>
    </style:style>
    <style:style style:name="T5" style:family="text">
      <style:text-properties fo:font-weight="normal" officeooo:rsid="001aa54a" style:font-weight-asian="normal" style:font-weight-complex="normal"/>
    </style:style>
    <style:style style:name="T6" style:family="text">
      <style:text-properties fo:font-weight="normal" officeooo:rsid="00221d7d" style:font-weight-asian="normal" style:font-weight-complex="normal"/>
    </style:style>
    <style:style style:name="T7" style:family="text">
      <style:text-properties fo:font-weight="normal" officeooo:rsid="0023c86a" style:font-weight-asian="normal" style:font-weight-complex="normal"/>
    </style:style>
    <style:style style:name="T8" style:family="text">
      <style:text-properties fo:font-weight="normal" officeooo:rsid="0019cfd5" style:font-weight-asian="normal" style:font-weight-complex="normal"/>
    </style:style>
    <style:style style:name="T9" style:family="text">
      <style:text-properties fo:font-weight="normal" officeooo:rsid="00263161" style:font-weight-asian="normal" style:font-weight-complex="normal"/>
    </style:style>
    <style:style style:name="T10" style:family="text">
      <style:text-properties fo:font-weight="normal" officeooo:rsid="00265746" style:font-weight-asian="normal" style:font-weight-complex="normal"/>
    </style:style>
    <style:style style:name="T11" style:family="text">
      <style:text-properties fo:font-weight="normal" officeooo:rsid="0026ea16" style:font-weight-asian="normal" style:font-weight-complex="normal"/>
    </style:style>
    <style:style style:name="T12" style:family="text">
      <style:text-properties fo:font-weight="normal" officeooo:rsid="0027eb01" style:font-weight-asian="normal" style:font-weight-complex="normal"/>
    </style:style>
    <style:style style:name="T13" style:family="text">
      <style:text-properties officeooo:rsid="001ac99e"/>
    </style:style>
    <style:style style:name="T14" style:family="text">
      <style:text-properties officeooo:rsid="001f7541"/>
    </style:style>
    <style:style style:name="T15" style:family="text">
      <style:text-properties officeooo:rsid="00221d7d"/>
    </style:style>
    <style:style style:name="T16" style:family="text">
      <style:text-properties officeooo:rsid="0023c86a"/>
    </style:style>
    <style:style style:name="T17" style:family="text">
      <style:text-properties officeooo:rsid="00243a37"/>
    </style:style>
    <style:style style:name="T18" style:family="text">
      <style:text-properties officeooo:rsid="00263161"/>
    </style:style>
    <style:style style:name="T19" style:family="text">
      <style:text-properties officeooo:rsid="00265746"/>
    </style:style>
    <style:style style:name="T20" style:family="text">
      <style:text-properties officeooo:rsid="0026ea16"/>
    </style:style>
    <text:list-style style:name="L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cénario Nominal Itération 4 :</text:p>
      <text:p text:style-name="P1"/>
      <text:p text:style-name="P1"><text:span text:style-name="T1">1</text:span>-Le joueur lance l’application</text:p>
      <text:p text:style-name="P1"><text:span text:style-name="T1">2</text:span>-Le système de jouer à l’Awalé ou Othello</text:p>
      <text:p text:style-name="P1"><text:span text:style-name="T1">3</text:span>-Le joueur choisi l’Awalé</text:p>
      <text:p text:style-name="P1"><text:span text:style-name="T1">4</text:span>-Le système demande le nom du joueur 1</text:p>
      <text:p text:style-name="P1"><text:span text:style-name="T1">5</text:span>-Le joueur 1 entre son nom</text:p>
      <text:p text:style-name="P1"><text:span text:style-name="T1">6</text:span>-Le système enregistre le nom</text:p>
      <text:p text:style-name="P1"><text:span text:style-name="T1">7</text:span>-Le système demande au joueur si il veut jouer contre l’IA</text:p>
      <text:p text:style-name="P1"><text:span text:style-name="T1">8</text:span>-Le joueur entre que non</text:p>
      <text:p text:style-name="P16"/>
      <text:p text:style-name="P16">UC Jouer à 2 :</text:p>
      <text:p text:style-name="P23"><text:span text:style-name="T1"><text:tab/></text:span><text:span text:style-name="T17">1</text:span>-Le système demande le nom du joueur 2</text:p>
      <text:p text:style-name="P23"><text:span text:style-name="T1"><text:tab/></text:span><text:span text:style-name="T17">2</text:span>-Le joueur 2 entre son nom</text:p>
      <text:p text:style-name="P23"><text:span text:style-name="T1"><text:tab/></text:span><text:span text:style-name="T17">3</text:span>-Le système enregistre le nom</text:p>
      <text:p text:style-name="P23"/>
      <text:p text:style-name="P23"><text:span text:style-name="T1"><text:tab/></text:span><text:span text:style-name="T17">4</text:span>-Le système affiche le plateau et le joueur dont c’est le tour de jouer</text:p>
      <text:p text:style-name="P23"><text:span text:style-name="T1"><text:tab/></text:span><text:span text:style-name="T17">5</text:span>-Le systè<text:span text:style-name="T1">me demande au joueur courant d’entrer un coup</text:span></text:p>
      <text:p text:style-name="P19"/>
      <text:p text:style-name="P23"><text:tab/><text:span text:style-name="T17">6</text:span><text:span text:style-name="T1">-Le joueur entre son coup</text:span></text:p>
      <text:p text:style-name="P23"><text:span text:style-name="T1"><text:tab/></text:span><text:span text:style-name="T17">7</text:span>-<text:span text:style-name="T1">Le système vérifie que le coup est valide</text:span></text:p>
      <text:p text:style-name="P23"><text:span text:style-name="T1"><text:tab/></text:span><text:span text:style-name="T17">8</text:span>-<text:span text:style-name="T1">Si oui, le système met à jour le plateau </text:span><text:span text:style-name="T14">et l’affiche</text:span></text:p>
      <text:p text:style-name="P23"><text:span text:style-name="T1"><text:tab/></text:span><text:span text:style-name="T17">9</text:span>-<text:span text:style-name="T1">Le système vérifie si </text:span><text:span text:style-name="T13">le joueur suivant peu jouer un coup</text:span></text:p>
      <text:p text:style-name="P23"><text:span text:style-name="T1"><text:tab/></text:span><text:span text:style-name="T17">10</text:span>-<text:span text:style-name="T1">Si </text:span><text:span text:style-name="T13">oui</text:span><text:span text:style-name="T1">, </text:span><text:span text:style-name="T17">retour au point 4 de UC Jouer a 2</text:span></text:p>
      <text:p text:style-name="P23"><text:span text:style-name="T8"><text:tab/></text:span></text:p>
      <text:p text:style-name="P3"/>
      <text:p text:style-name="P3"/>
      <text:p text:style-name="P2">Extension :</text:p>
      <text:p text:style-name="P2"><text:tab/><text:span text:style-name="T3">5a-Le joueur 1 entre une chaîne vide</text:span></text:p>
      <text:p text:style-name="P6"><text:tab/><text:tab/>1-le système affiche que le nom est invalide</text:p>
      <text:p text:style-name="P6"><text:tab/><text:tab/>2-retour au point 4 du scénario nominale</text:p>
      <text:p text:style-name="P9"><text:tab/></text:p>
      <text:p text:style-name="P9"><text:span text:style-name="T15"><text:tab/>7a-Le joueur entre choisi de jouer contre l’IA</text:span></text:p>
      <text:p text:style-name="P12"><text:tab/><text:tab/><text:span text:style-name="T6">1- Appel de </text:span>UC jouer IA <text:span text:style-name="T15">Awalé</text:span>.</text:p>
      <text:p text:style-name="P12"><text:tab/></text:p>
      <text:p text:style-name="P12"><text:tab/><text:span text:style-name="T9">10a- Les joueurs n’ont plus de coups possible</text:span></text:p>
      <text:p text:style-name="P12"><text:span text:style-name="T9"><text:tab/><text:tab/></text:span><text:span text:style-name="T10">1-le système compte le nombre de graine des deux joueurs</text:span></text:p>
      <text:p text:style-name="P24"><text:span text:style-name="T8"><text:tab/><text:tab/></text:span><text:span text:style-name="T10">2</text:span><text:span text:style-name="T3">-</text:span><text:span text:style-name="T8">le système affiche les scores des joueurs (Nombre de victoire, de défaite, ex-<text:tab/><text:tab/><text:tab/>aequo )</text:span></text:p>
      <text:p text:style-name="P10"><text:tab/><text:tab/><text:span text:style-name="T19">3</text:span>-Le système propose de rejouer</text:p>
      <text:p text:style-name="P10"><text:tab/><text:tab/><text:span text:style-name="T19">4</text:span>-Le joueur entre que non</text:p>
      <text:p text:style-name="P10"><text:span text:style-name="T18"><text:tab/><text:tab/></text:span><text:span text:style-name="T19">5</text:span><text:span text:style-name="T18">-L’application s’arrête</text:span></text:p>
      <text:p text:style-name="P10"><text:span text:style-name="T18"><text:tab/><text:tab/></text:span><text:span text:style-name="T19">6</text:span><text:span text:style-name="T18">-le système affiche les scores</text:span></text:p>
      <text:p text:style-name="P6"><text:tab/></text:p>
      <text:p text:style-name="P6"><text:tab/></text:p>
      <text:p text:style-name="P2"/>
      <text:p text:style-name="P2">Extension UC Jouer à 2 :</text:p>
      <text:p text:style-name="P4"><text:tab/></text:p>
      <text:p text:style-name="P4"><text:span text:style-name="T3"><text:tab/>3a-Le </text:span><text:span text:style-name="T5">joueur courant joue un coup invalide</text:span></text:p>
      <text:p text:style-name="P2"><text:span text:style-name="T3"><text:tab/><text:tab/>1-Le système affiche que le </text:span><text:span text:style-name="T4">coup est invalide</text:span></text:p>
      <text:p text:style-name="P6"><text:tab/><text:tab/>2-retour au point <text:span text:style-name="T17">4</text:span> de UC Jouer à 2</text:p>
      <text:p text:style-name="P6"/>
      <text:p text:style-name="P9"><text:soft-page-break/><text:span text:style-name="T17"><text:tab/>2</text:span>a-Le joueur 2 entre une chaîne vide</text:p>
      <text:p text:style-name="P9"><text:tab/><text:tab/>1-le système affiche que le nom est invalide</text:p>
      <text:p text:style-name="P9"><text:tab/><text:tab/>2-retour au point <text:span text:style-name="T17">1</text:span> d<text:span text:style-name="T17">e UC Jouer à 2</text:span></text:p>
      <text:p text:style-name="P9"/>
      <text:p text:style-name="P9"><text:tab/><text:span text:style-name="T18">9a-le joueur n’a pas de coup possible</text:span></text:p>
      <text:p text:style-name="P9"><text:tab/><text:tab/><text:span text:style-name="T18">1-le système affiche que le joueur courant n’a pas de coup possible</text:span></text:p>
      <text:p text:style-name="P9"><text:tab/><text:tab/><text:span text:style-name="T18">2-retour au point 4 de UC Jouer à 2 pour le joueur suivant</text:span></text:p>
      <text:p text:style-name="P16"><text:tab/></text:p>
      <text:p text:style-name="P9"><text:tab/>13a-Le joueur choisi de rejouer</text:p>
      <text:p text:style-name="P9"><text:tab/><text:tab/>1-appel UC Jouer à 2</text:p>
      <text:p text:style-name="P6"><text:tab/></text:p>
      <text:p text:style-name="P14"/>
      <text:p text:style-name="P13"><text:span text:style-name="T6"/></text:p>
      <text:p text:style-name="P12"><text:tab/><text:span text:style-name="T15">UC jouer IA Awalé :</text:span></text:p>
      <text:p text:style-name="P7"><text:tab/><text:tab/>1- le système demande au joueur si il veut jouer contre une IA intelligent ou Naif</text:p>
      <text:p text:style-name="P7"><text:tab/><text:tab/>2-le joueur indique qu’il veut jouer contre une IA Naif</text:p>
      <text:p text:style-name="P7"/>
      <text:p text:style-name="P7"><text:tab/><text:tab/>3-le système affiche l’état du plateau et le jouer dont c’est le tour de jouer</text:p>
      <text:p text:style-name="P7"><text:tab/><text:tab/>4-le système demande au joueur courant d’entre un coup </text:p>
      <text:p text:style-name="P7"/>
      <text:p text:style-name="P7"><text:tab/><text:tab/>5-le système vérifie si le coup est valide</text:p>
      <text:p text:style-name="P25"><text:span text:style-name="T6"><text:tab/><text:tab/>6- si oui, le système met à jour le plateau</text:span></text:p>
      <text:p text:style-name="P25"><text:span text:style-name="T15"><text:tab/><text:tab/>7-</text:span>Le système vérifie si un coup est encore possible pour l’IA</text:p>
      <text:p text:style-name="P25"><text:span text:style-name="T15"><text:tab/><text:tab/>8-</text:span>Le système met à jour le plateau en conséquence</text:p>
      <text:p text:style-name="P25"><text:span text:style-name="T15"><text:tab/><text:tab/>9-</text:span>Le système vérifie si un coup et encore possible pour le joueur</text:p>
      <text:p text:style-name="P25"/>
      <text:p text:style-name="P25"><text:span text:style-name="T15"><text:tab/></text:span></text:p>
      <text:p text:style-name="P25"><text:span text:style-name="T15"><text:tab/><text:tab/>1</text:span><text:span text:style-name="T16">0</text:span><text:span text:style-name="T15">-</text:span>Si aucun coup n’est valide, le système arrête la partie</text:p>
      <text:p text:style-name="P25"><text:span text:style-name="T15"><text:tab/><text:tab/>1</text:span><text:span text:style-name="T16">1</text:span><text:span text:style-name="T15">-</text:span>Le système compte le nombre de <text:span text:style-name="T18">grai</text:span>n<text:span text:style-name="T18">e</text:span></text:p>
      <text:p text:style-name="P25"><text:span text:style-name="T15"><text:tab/><text:tab/>1</text:span><text:span text:style-name="T16">2</text:span><text:span text:style-name="T15">-</text:span>Le système affiche le<text:span text:style-name="T18">s</text:span> point du joueur gagn<text:span text:style-name="T18">ant</text:span> et du joueur perd<text:span text:style-name="T18">ant</text:span></text:p>
      <text:p text:style-name="P25"><text:span text:style-name="T15"><text:tab/><text:tab/>1</text:span><text:span text:style-name="T16">3</text:span><text:span text:style-name="T15">-</text:span>Le système propose de rejouer ou d’arrêter</text:p>
      <text:p text:style-name="P25"><text:span text:style-name="T15"><text:tab/><text:tab/>1</text:span><text:span text:style-name="T16">4</text:span><text:span text:style-name="T15">-</text:span>Le joueur <text:span text:style-name="T15">courant</text:span> choisi d’arrêter </text:p>
      <text:p text:style-name="P12"><text:span text:style-name="T15"><text:tab/><text:tab/>1</text:span><text:span text:style-name="T16">5</text:span><text:span text:style-name="T15">-</text:span>Le système affiche son score et ceux de l’IA <text:span text:style-name="T20">en comptant le nombre de graine</text:span></text:p>
      <text:p text:style-name="P11"/>
      <text:p text:style-name="P20"><text:span text:style-name="T2"><text:tab/></text:span></text:p>
      <text:p text:style-name="P17"/>
      <text:p text:style-name="P17">Extension UC jouer IA Awalé : </text:p>
      <text:p text:style-name="P18"><text:tab/><text:span text:style-name="T10">2a-le joueur choisi de jouer contre l’IA intelligent</text:span></text:p>
      <text:p text:style-name="P18"><text:span text:style-name="T10"><text:tab/><text:tab/></text:span><text:span text:style-name="T11">1-le système propose de choisir parmi 3 difficultés possible</text:span></text:p>
      <text:p text:style-name="P18"><text:span text:style-name="T10"><text:tab/><text:tab/></text:span><text:span text:style-name="T11">2</text:span><text:span text:style-name="T10">-retour au point 3 de UC Jouer IA Awalé</text:span></text:p>
      <text:p text:style-name="P18"><text:span text:style-name="T3"><text:tab/>6a-le coup entrer est invalide (coup qui affame l’adversaire par exemple)</text:span></text:p>
      <text:p text:style-name="P17"><text:span text:style-name="T3"><text:tab/><text:tab/>1-le système affiche que le coup est invalide</text:span></text:p>
      <text:p text:style-name="P21"><text:span text:style-name="T7"><text:tab/><text:tab/>2-retour au point 5 de UC jouer IA Awalé</text:span></text:p>
      <text:p text:style-name="P21"><text:span text:style-name="T7"><text:tab/>9a- un coup est encore possible pour le joueur</text:span></text:p>
      <text:p text:style-name="P21"><text:span text:style-name="T7"><text:tab/><text:tab/>1-retour au point 3 du scénario de UC jouer IA Awalé</text:span></text:p>
      <text:p text:style-name="P26"><text:span text:style-name="T7"><text:tab/></text:span><text:span text:style-name="T6">1</text:span><text:span text:style-name="T7">4</text:span><text:span text:style-name="T6">-</text:span><text:span text:style-name="T7">Le joueur </text:span><text:span text:style-name="T6">courant</text:span><text:span text:style-name="T7"> </text:span><text:span text:style-name="T11">choisi de continuer</text:span></text:p>
      <text:p text:style-name="P26"><text:span text:style-name="T11"><text:tab/><text:tab/>1-retour au point </text:span><text:span text:style-name="T12">1</text:span><text:span text:style-name="T11"> de UC Jouer IA Awalé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5:14:13.151000000</meta:creation-date>
    <dc:date>2023-04-17T21:43:33.134000000</dc:date>
    <meta:editing-duration>PT4H42M40S</meta:editing-duration>
    <meta:editing-cycles>16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82" meta:word-count="590" meta:character-count="3259" meta:non-whitespace-character-count="2630"/>
  </office:meta>
</office:document-meta>
</file>